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text-properties style:font-name="Times New Roman" officeooo:rsid="0020ca85" officeooo:paragraph-rsid="0020ca85"/>
    </style:style>
    <style:style style:name="P2" style:family="paragraph" style:parent-style-name="Footnote">
      <style:paragraph-properties fo:text-align="justify" style:justify-single-word="false"/>
      <style:text-properties style:font-name="Times New Roman" officeooo:rsid="001f2b9a" officeooo:paragraph-rsid="001f2b9a"/>
    </style:style>
    <style:style style:name="P3" style:family="paragraph" style:parent-style-name="Text_20_body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normal" officeooo:rsid="001d96e7" officeooo:paragraph-rsid="001d96e7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normal" officeooo:rsid="001f2b9a" officeooo:paragraph-rsid="002a3d12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normal" officeooo:rsid="002a3d12" officeooo:paragraph-rsid="002a3d12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officeooo:rsid="0020c188" officeooo:paragraph-rsid="0020c188" style:font-size-asian="12pt" style:font-size-complex="12pt"/>
    </style:style>
    <style:style style:name="P7" style:family="paragraph" style:parent-style-name="Text_20_body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officeooo:rsid="00283729" officeooo:paragraph-rsid="00283729" style:font-size-asian="12pt" style:font-size-complex="12pt"/>
    </style:style>
    <style:style style:name="P8" style:family="paragraph" style:parent-style-name="Heading_20_1">
      <style:paragraph-properties fo:margin-top="0.199cm" fo:margin-bottom="0cm" loext:contextual-spacing="false" fo:line-height="150%" fo:text-align="justify" style:justify-single-word="false"/>
      <style:text-properties style:font-name="Times New Roman" fo:font-size="12pt" fo:font-weight="bold" officeooo:rsid="001b53f0" style:font-size-asian="12pt" style:font-weight-asian="bold" style:font-size-complex="12pt" style:font-weight-complex="bold"/>
    </style:style>
    <style:style style:name="T1" style:family="text">
      <style:text-properties officeooo:rsid="001f17b5"/>
    </style:style>
    <style:style style:name="T2" style:family="text">
      <style:text-properties officeooo:rsid="001f2b9a"/>
    </style:style>
    <style:style style:name="T3" style:family="text">
      <style:text-properties officeooo:rsid="0025b70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ca85" style:font-weight-asian="normal" style:font-weight-complex="normal"/>
    </style:style>
    <style:style style:name="T6" style:family="text">
      <style:text-properties fo:font-weight="normal" officeooo:rsid="002a3d12" style:font-weight-asian="normal" style:font-weight-complex="normal"/>
    </style:style>
    <style:style style:name="T7" style:family="text">
      <style:text-properties officeooo:rsid="002a3d12"/>
    </style:style>
    <style:style style:name="T8" style:family="text">
      <style:text-properties officeooo:rsid="002def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NTRODUCCIÓN</text:h>
      <text:p text:style-name="P3">La gran necesidad de los gobiernos de agilizar, optimizar, flexibilizar, transparentar y <text:s/>abaratar procesos y/o actividades del sistema público, ha motivado a utilizar en forma <text:s/><text:span text:style-name="T1">a</text:span>celerada y sustancial las tecnologías de información y comunicación para el desarrollo de aplicaciones, diseñadas para trabajar de la manera más óptima, integrando sistemas, utilizando las mejores herramientas <text:span text:style-name="T2">de gestión y desarrollando modelos adecuados a las necesidades de los gobiernos.</text:span></text:p>
      <text:p text:style-name="P4"><text:span text:style-name="T7">En el ámbito de este cambio surge e</text:span>l <text:span text:style-name="T7">concepto de</text:span> gobierno electrónico<text:note text:id="ftn1" text:note-class="footnote"><text:note-citation>1</text:note-citation><text:note-body><text:p text:style-name="P2">Consiste en el uso de las tecnologías de la información y el conocimiento en los procesos internos de gobierno, así como en la entrega de los productos y servicios del Estado tanto a los ciudadanos como a la industria.</text:p></text:note-body></text:note>, <text:span text:style-name="T7">el cual se refiere a la transformación de todo el gobierno como un cambio de ejemplo en la gestión gubernamental, es un concepto de gestión que fusiona la utilización intensiva de las tecnologías de información y comunicación , con modalidades de gestión, planificación y <text:s/>administración, como una nueva forma de gobierno.</text:span></text:p>
      <text:p text:style-name="P5">Para lograr esta transformación un punto fundamental es el uso de firmas digitales que en términos legales es el equivalente a <text:span text:style-name="T8">las</text:span> firmas manuscritas, <text:span text:style-name="T8">cumpliendo de esta formas las <text:s/>funciones principales de las firmas manuscritas como ser: </text:span>la autentificación de la identidad del firmante, la integridad de la información del documento, la confidencialidad de los datos en casos de ser necesarios y el no repudio de la información. </text:p>
      <text:p text:style-name="P6"><text:span text:style-name="T4">Bolivia </text:span><text:span text:style-name="T5">ha empezado a adoptar estas legislaciones con la ley Nro. 164</text:span><text:span text:style-name="T5"><text:note text:id="ftn2" text:note-class="footnote"><text:note-citation>2</text:note-citation><text:note-body><text:p text:style-name="P1">Ley general de telecomunicaciones, <text:span text:style-name="T3">T</text:span>ecnologías de <text:span text:style-name="T3">I</text:span>nformación y <text:span text:style-name="T3">C</text:span>omunicación.</text:p></text:note-body></text:note></text:span><text:span text:style-name="T5"> vigente desde el <text:s/>año 2011 el cual promueve y otorga validez al uso de firmas digitales, tanto en las entidades publicas como privadas, con la finalidad de favorecer la accesibilidad, la transparencia y un mejor control de las actividades de estas entidades.</text:span></text:p>
      <text:p text:style-name="P7"><text:span text:style-name="T5">E</text:span><text:span text:style-name="T4">l Ministerio de Obras Públicas, Servicios y Vivienda siendo uno de los Ministerios mas importantes del estado y coordinador para la implementación tanto de gobierno electrónico, plan de software libre y firma digital, se ve en la necesidad de ser el pionero en la </text:span><text:soft-page-break/><text:span text:style-name="T4">utilización </text:span><text:span text:style-name="T6">y desarrollo</text:span><text:span text:style-name="T4"> de estas tecnologí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5-11T22:25:44.528809411</meta:creation-date>
    <dc:date>2015-09-29T07:20:01.500180007</dc:date>
    <dc:creator>armin </dc:creator>
    <meta:editing-duration>PT12H7M46S</meta:editing-duration>
    <meta:editing-cycles>21</meta:editing-cycles>
    <meta:generator>LibreOffice/5.0.2.2$Linux_X86_64 LibreOffice_project/00m0$Build-2</meta:generator>
    <meta:document-statistic meta:table-count="0" meta:image-count="0" meta:object-count="0" meta:page-count="2" meta:paragraph-count="8" meta:word-count="350" meta:character-count="2242" meta:non-whitespace-character-count="1895"/>
  </office:meta>
</office:document-meta>
</file>